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AB000000713A580408.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729fcf" draw:textarea-horizontal-align="justify" draw:textarea-vertical-align="middle" draw:auto-grow-height="false"/>
    </style:style>
    <style:style style:name="gr3" style:family="graphic" style:parent-style-name="standard">
      <style:graphic-properties draw:stroke="none" draw:fill="solid" draw:fill-color="#ffffff" draw:textarea-horizontal-align="justify" draw:textarea-vertical-align="middle" draw:auto-grow-height="false"/>
    </style:style>
    <style:style style:name="gr4" style:family="graphic" style:parent-style-name="objectwithoutfill">
      <style:graphic-properties svg:stroke-width="0.4cm" svg:stroke-color="#729fcf" draw:marker-start="" draw:marker-start-width="0.8cm" draw:marker-end="" draw:marker-end-width="0.9cm" svg:stroke-opacity="100%" draw:fill="none" draw:textarea-vertical-align="middle" fo:padding-top="0.325cm" fo:padding-bottom="0.325cm" fo:padding-left="0.45cm" fo:padding-right="0.45cm"/>
    </style:style>
    <style:style style:name="gr5" style:family="graphic" style:parent-style-name="standard">
      <style:graphic-properties draw:stroke="none" draw:textarea-horizontal-align="justify" draw:textarea-vertical-align="middle" draw:auto-grow-height="false"/>
    </style:style>
    <style:style style:name="gr6" style:family="graphic" style:parent-style-name="standard">
      <style:graphic-properties draw:stroke="none" svg:stroke-color="#729fcf" draw:fill="solid" draw:fill-color="#ffffff" draw:textarea-horizontal-align="justify" draw:textarea-vertical-align="middle" draw:auto-grow-height="false"/>
    </style:style>
    <style:style style:name="gr7" style:family="graphic" style:parent-style-name="objectwithoutfill">
      <style:graphic-properties svg:stroke-width="0.2cm" svg:stroke-color="#ffffff" draw:marker-start-width="0.5cm" draw:marker-end-width="0.5cm" draw:fill="none" draw:textarea-vertical-align="middle" fo:padding-top="0.225cm" fo:padding-bottom="0.225cm" fo:padding-left="0.35cm" fo:padding-right="0.35cm"/>
    </style:style>
    <style:style style:name="gr8" style:family="graphic" style:parent-style-name="standard">
      <style:graphic-properties draw:stroke="none" draw:fill="solid" draw:fill-color="#729fcf" draw:textarea-horizontal-align="justify" draw:textarea-vertical-align="middle" draw:auto-grow-height="false"/>
    </style:style>
    <style:style style:name="gr9" style:family="graphic" style:parent-style-name="standard">
      <style:graphic-properties draw:stroke="none" draw:fill="solid" draw:fill-color="#ffffff" draw:textarea-vertical-align="middle" draw:auto-grow-height="false" fo:min-height="0.749cm" fo:min-width="0.499cm"/>
    </style:style>
    <style:style style:name="gr10" style:family="graphic" style:parent-style-name="standard">
      <style:graphic-properties draw:fill="solid" draw:textarea-horizontal-align="justify" draw:textarea-vertical-align="middle" draw:auto-grow-height="false" draw:shadow="hidden"/>
    </style:style>
    <style:style style:name="gr11" style:family="graphic" style:parent-style-name="standard">
      <style:graphic-properties draw:stroke="none" draw:fill="solid" draw:fill-color="#ffffff" draw:textarea-horizontal-align="center" draw:textarea-vertical-align="middle" draw:auto-grow-height="false" fo:min-height="0.749cm" fo:min-width="0.499cm" draw:shadow="hidden"/>
    </style:style>
    <style:style style:name="gr12" style:family="graphic" style:parent-style-name="standard">
      <style:graphic-properties draw:stroke="none" draw:fill="solid" draw:fill-color="#729fcf" draw:textarea-horizontal-align="center" draw:textarea-vertical-align="middle" draw:auto-grow-height="false" fo:min-height="0.749cm" fo:min-width="0.499cm" draw:shadow="hidden"/>
    </style:style>
    <style:style style:name="gr13" style:family="graphic" style:parent-style-name="standard">
      <style:graphic-properties draw:stroke="none" draw:fill="solid" draw:fill-color="#ffffff" draw:textarea-horizontal-align="justify" draw:textarea-vertical-align="middle" draw:auto-grow-height="false" draw:shadow="hidden"/>
    </style:style>
    <style:style style:name="gr14" style:family="graphic" style:parent-style-name="standard">
      <style:graphic-properties draw:stroke="none" draw:fill="solid" draw:fill-color="#ffffff" draw:textarea-horizontal-align="justify" draw:textarea-vertical-align="middle" draw:auto-grow-height="false" fo:min-height="0cm" fo:min-width="0cm"/>
    </style:style>
    <style:style style:name="gr15" style:family="graphic" style:parent-style-name="standard">
      <style:graphic-properties draw:fill="solid" draw:textarea-horizontal-align="justify" draw:textarea-vertical-align="middle" draw:auto-grow-height="false"/>
    </style:style>
    <style:style style:name="gr16" style:family="graphic" style:parent-style-name="standard">
      <style:graphic-properties draw:stroke="none" draw:fill="solid" draw:fill-color="#729fcf" draw:textarea-vertical-align="middle" draw:auto-grow-height="false" fo:min-height="0.749cm" fo:min-width="0.499cm"/>
    </style:style>
    <style:style style:name="gr17" style:family="graphic" style:parent-style-name="objectwithoutfill">
      <style:graphic-properties svg:stroke-width="0.2cm" svg:stroke-color="#729fcf" draw:marker-start-width="0.5cm" draw:marker-end="" draw:marker-end-width="0.6cm" draw:fill="none" draw:textarea-vertical-align="middle" fo:padding-top="0.225cm" fo:padding-bottom="0.225cm" fo:padding-left="0.35cm" fo:padding-right="0.35cm"/>
    </style:style>
    <style:style style:name="gr18" style:family="graphic" style:parent-style-name="standard">
      <style:graphic-properties draw:stroke="none" draw:fill="solid" draw:fill-color="#ffffff" draw:textarea-vertical-align="middle"/>
    </style:style>
    <style:style style:name="gr19" style:family="graphic" style:parent-style-name="standard">
      <style:graphic-properties draw:stroke="none" draw:fill="solid" draw:fill-color="#83caff" draw:textarea-horizontal-align="justify" draw:textarea-vertical-align="middle" draw:auto-grow-height="false"/>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gradient" draw:fill-color="#83caff" draw:fill-gradient-name="Mein_20_Blau" draw:textarea-horizontal-align="justify" draw:textarea-vertical-align="middle" draw:auto-grow-height="false"/>
    </style:style>
    <style:style style:name="gr22" style:family="graphic" style:parent-style-name="standard">
      <style:graphic-properties draw:stroke="none" draw:fill="solid" draw:fill-color="#cccccc" draw:textarea-horizontal-align="justify" draw:textarea-vertical-align="middle" draw:auto-grow-height="false"/>
    </style:style>
    <style:style style:name="gr23" style:family="graphic" style:parent-style-name="standard">
      <style:graphic-properties draw:stroke="none" draw:fill="solid" draw:fill-color="#b3b3b3" draw:textarea-horizontal-align="justify" draw:textarea-vertical-align="middle" draw:auto-grow-height="false"/>
    </style:style>
    <style:style style:name="gr24" style:family="graphic" style:parent-style-name="objectwithoutfill">
      <style:graphic-properties svg:stroke-width="0.2cm" svg:stroke-color="#ffffff" draw:marker-start="" draw:marker-start-width="0.5cm" draw:marker-end="Linienende_20_2" draw:marker-end-width="0.5cm" draw:fill="none" draw:textarea-vertical-align="middle" fo:padding-top="0.225cm" fo:padding-bottom="0.225cm" fo:padding-left="0.35cm" fo:padding-right="0.35cm"/>
    </style:style>
    <style:style style:name="gr25" style:family="graphic" style:parent-style-name="objectwithoutfill">
      <style:graphic-properties svg:stroke-width="0.2cm" svg:stroke-color="#ffffff" draw:marker-start="Linienende_20_2" draw:marker-start-width="0.5cm" draw:marker-end="" draw:marker-end-width="0.5cm" draw:fill="none" draw:textarea-vertical-align="middle" fo:padding-top="0.225cm" fo:padding-bottom="0.225cm" fo:padding-left="0.35cm" fo:padding-right="0.35cm"/>
    </style:style>
    <style:style style:name="gr26" style:family="graphic" style:parent-style-name="objectwithoutfill">
      <style:graphic-properties svg:stroke-width="0.2cm" svg:stroke-color="#ffffff" draw:marker-start="" draw:marker-start-width="0.5cm" draw:marker-end="" draw:marker-end-width="0.5cm" draw:fill="none" draw:textarea-vertical-align="middle" fo:padding-top="0.225cm" fo:padding-bottom="0.225cm" fo:padding-left="0.35cm" fo:padding-right="0.35cm"/>
    </style:style>
    <style:style style:name="P1" style:family="paragraph">
      <style:paragraph-properties fo:text-align="center"/>
    </style:style>
  </office:automatic-styles>
  <office:body>
    <office:drawing>
      <draw:page draw:name="page1" draw:style-name="dp1" draw:master-page-name="Standard">
        <draw:custom-shape draw:style-name="gr1" draw:text-style-name="P1" draw:layer="layout" svg:width="3.838cm" svg:height="3.862cm" svg:x="8.711cm" svg:y="15.2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1" draw:layer="layout" svg:width="5.6cm" svg:height="5.6cm" svg:x="1.253cm" svg:y="1.2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1" draw:layer="layout" svg:width="5.6cm" svg:height="5.6cm" svg:x="1.253cm" svg:y="7.6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3cm" svg:height="4.3cm" svg:x="1.853cm" svg:y="1.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4.053cm" svg:y1="4.386cm" svg:x2="4.053cm" svg:y2="2.386cm">
          <text:p/>
        </draw:line>
        <draw:line draw:style-name="gr4" draw:text-style-name="P1" draw:layer="layout" svg:x1="4.199cm" svg:y1="4.184cm" svg:x2="2.63cm" svg:y2="4.177cm">
          <text:p/>
        </draw:line>
        <draw:custom-shape draw:style-name="gr1" draw:text-style-name="P1" draw:layer="layout" svg:width="5.6cm" svg:height="5.6cm" svg:x="1.253cm" svg:y="14.0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2.1cm" svg:height="3.6cm" draw:transform="rotate (-0.785398163397448) translate (4.604cm 14.9cm)">
          <text:p/>
          <draw:enhanced-geometry svg:viewBox="0 0 21600 21600" draw:type="rectangle" draw:enhanced-path="M 0 0 L 21600 0 21600 21600 0 21600 0 0 Z N"/>
        </draw:custom-shape>
        <draw:custom-shape draw:style-name="gr3" draw:text-style-name="P1" draw:layer="layout" svg:width="1.489cm" svg:height="1.492cm" svg:x="2.064cm" svg:y="17.4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 draw:text-style-name="P1" draw:layer="layout" svg:width="0.896cm" svg:height="0.896cm" svg:x="4.16cm" svg:y="15.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5.6cm" svg:height="5.6cm" svg:x="7.575cm" svg:y="1.281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 draw:layer="layout" svg:width="3.739cm" svg:height="3.739cm" svg:x="8.506cm" svg:y="2.212cm">
          <text:p/>
          <draw:enhanced-geometry svg:viewBox="0 0 21600 21600" draw:glue-points="10800 0 0 10800 10800 21600 21600 10800" draw:path-stretchpoint-x="10800" draw:path-stretchpoint-y="10800" draw:text-areas="?f1 ?f1 ?f2 ?f3" draw:type="cross" draw:modifiers="8420.5347593582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 draw:text-style-name="P1" draw:layer="layout" svg:width="5.6cm" svg:height="5.6cm" svg:x="7.575cm" svg:y="7.71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3.736cm" svg:height="0.82cm" svg:x="8.507cm" svg:y="10.104cm">
          <text:p/>
          <draw:enhanced-geometry svg:viewBox="0 0 21600 21600" draw:type="rectangle" draw:enhanced-path="M 0 0 L 21600 0 21600 21600 0 21600 0 0 Z N"/>
        </draw:custom-shape>
        <draw:custom-shape draw:style-name="gr1" draw:text-style-name="P1" draw:layer="layout" svg:width="5.6cm" svg:height="5.6cm" svg:x="7.603cm" svg:y="14.06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1.532cm" svg:height="0.944cm" draw:transform="rotate (-0.801106126665397) translate (9.631cm 16.597cm)">
          <text:p/>
          <draw:enhanced-geometry svg:viewBox="0 0 21600 21600" draw:mirror-horizontal="false" draw:mirror-vertical="false" draw:type="rectangle" draw:enhanced-path="M 0 0 L 21600 0 21600 21600 0 21600 0 0 Z N"/>
        </draw:custom-shape>
        <draw:custom-shape draw:style-name="gr3" draw:text-style-name="P1" draw:layer="layout" svg:width="1.077cm" svg:height="1.08cm" draw:transform="rotate (-0.0157079632679482) translate (8.969cm 17.25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1.909cm" svg:height="0.656cm" draw:transform="rotate (0.769690200129499) translate (7.953cm 18.844cm)">
          <text:p/>
          <draw:enhanced-geometry svg:viewBox="0 0 21600 21600" draw:mirror-horizontal="false" draw:mirror-vertical="false" draw:type="rectangle" draw:enhanced-path="M 0 0 L 21600 0 21600 21600 0 21600 0 0 Z N"/>
        </draw:custom-shape>
        <draw:custom-shape draw:style-name="gr3" draw:text-style-name="P1" draw:layer="layout" svg:width="1.532cm" svg:height="1.099cm" draw:transform="rotate (-0.787318025574642) translate (10.784cm 15.391cm)">
          <text:p/>
          <draw:enhanced-geometry svg:viewBox="0 0 21600 21600" draw:mirror-horizontal="true" draw:mirror-vertical="true" draw:type="rectangle" draw:enhanced-path="M 0 0 L 21600 0 21600 21600 0 21600 0 0 Z N"/>
        </draw:custom-shape>
        <draw:custom-shape draw:style-name="gr3" draw:text-style-name="P1" draw:layer="layout" svg:width="1.077cm" svg:height="1.08cm" draw:transform="rotate (-0.00191986217719389) translate (10.732cm 15.438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1.908cm" svg:height="0.655cm" draw:transform="rotate (0.783478301220254) translate (11.027cm 15.757cm)">
          <text:p/>
          <draw:enhanced-geometry svg:viewBox="0 0 21600 21600" draw:mirror-horizontal="true" draw:mirror-vertical="true" draw:type="rectangle" draw:enhanced-path="M 0 0 L 21600 0 21600 21600 0 21600 0 0 Z N"/>
        </draw:custom-shape>
        <draw:g>
          <draw:line draw:style-name="gr7" draw:text-style-name="P1" draw:layer="layout" svg:x1="9.442cm" svg:y1="16.115cm" svg:x2="8.947cm" svg:y2="15.62cm">
            <text:p/>
          </draw:line>
          <draw:line draw:style-name="gr7" draw:text-style-name="P1" draw:layer="layout" svg:x1="9.244cm" svg:y1="16.511cm" svg:x2="8.587cm" svg:y2="16.524cm">
            <text:p/>
          </draw:line>
          <draw:line draw:style-name="gr7" draw:text-style-name="P1" draw:layer="layout" svg:x1="9.838cm" svg:y1="15.892cm" svg:x2="9.824cm" svg:y2="15.223cm">
            <text:p/>
          </draw:line>
        </draw:g>
        <draw:g>
          <draw:line draw:style-name="gr7" draw:text-style-name="P1" draw:layer="layout" svg:x1="11.137cm" svg:y1="17.836cm" svg:x2="11.632cm" svg:y2="18.331cm">
            <text:p/>
          </draw:line>
          <draw:line draw:style-name="gr7" draw:text-style-name="P1" draw:layer="layout" svg:x1="11.335cm" svg:y1="17.44cm" svg:x2="11.992cm" svg:y2="17.427cm">
            <text:p/>
          </draw:line>
          <draw:line draw:style-name="gr7" draw:text-style-name="P1" draw:layer="layout" svg:x1="10.741cm" svg:y1="18.059cm" svg:x2="10.755cm" svg:y2="18.728cm">
            <text:p/>
          </draw:line>
        </draw:g>
        <draw:custom-shape draw:style-name="gr1" draw:text-style-name="P1" draw:layer="layout" svg:width="5.6cm" svg:height="5.6cm" svg:x="1.296cm" svg:y="20.30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1.009cm" svg:height="3.61cm" draw:transform="rotate (-0.798313599862207) translate (4.372cm 22.123cm)">
          <text:p/>
          <draw:enhanced-geometry svg:viewBox="0 0 21600 21600" draw:type="rectangle" draw:enhanced-path="M 0 0 L 21600 0 21600 21600 0 21600 0 0 Z N"/>
        </draw:custom-shape>
        <draw:custom-shape draw:style-name="gr3" draw:text-style-name="P1" draw:layer="layout" svg:width="2.217cm" svg:height="0.944cm" draw:transform="rotate (-0.781383906117861) translate (4.865cm 20.768cm)">
          <text:p/>
          <draw:enhanced-geometry svg:viewBox="0 0 21600 21600" draw:mirror-horizontal="false" draw:mirror-vertical="false" draw:type="rectangle" draw:enhanced-path="M 0 0 L 21600 0 21600 21600 0 21600 0 0 Z N"/>
        </draw:custom-shape>
        <draw:custom-shape draw:style-name="gr3" draw:text-style-name="P1" draw:layer="layout" svg:width="1.609cm" svg:height="1.514cm" draw:transform="rotate (-0.0286233997327072) translate (4.204cm 21.42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8" draw:text-style-name="P1" draw:layer="layout" svg:width="1.588cm" svg:height="1.524cm" draw:transform="rotate (-0.0113446401379627) translate (4.882cm 20.778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0.572cm" svg:height="0.944cm" draw:transform="rotate (-0.781383906117861) translate (6.032cm 21.927cm)">
          <text:p/>
          <draw:enhanced-geometry svg:viewBox="0 0 21600 21600" draw:mirror-horizontal="false" draw:mirror-vertical="false" draw:type="rectangle" draw:enhanced-path="M 0 0 L 21600 0 21600 21600 0 21600 0 0 Z N"/>
        </draw:custom-shape>
        <draw:custom-shape draw:style-name="gr3" draw:text-style-name="P1" draw:layer="layout" svg:width="0.49cm" svg:height="0.944cm" draw:transform="rotate (-0.781383906117861) translate (4.875cm 20.777cm)">
          <text:p/>
          <draw:enhanced-geometry svg:viewBox="0 0 21600 21600" draw:mirror-horizontal="false" draw:mirror-vertical="false" draw:type="rectangle" draw:enhanced-path="M 0 0 L 21600 0 21600 21600 0 21600 0 0 Z N"/>
        </draw:custom-shape>
        <draw:custom-shape draw:style-name="gr3" draw:text-style-name="P1" draw:layer="layout" svg:width="1.363cm" svg:height="0.466cm" draw:transform="rotate (-0.781383906117861) translate (4.557cm 21.646cm)">
          <text:p/>
          <draw:enhanced-geometry svg:viewBox="0 0 21600 21600" draw:mirror-horizontal="false" draw:mirror-vertical="false" draw:type="rectangle" draw:enhanced-path="M 0 0 L 21600 0 21600 21600 0 21600 0 0 Z N"/>
        </draw:custom-shape>
        <draw:custom-shape draw:style-name="gr1" draw:text-style-name="P1" draw:layer="layout" svg:width="5.6cm" svg:height="5.6cm" svg:x="7.603cm" svg:y="20.3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 draw:layer="layout" svg:width="4.582cm" svg:height="4.582cm" svg:x="8.112cm" svg:y="20.89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 draw:text-style-name="P1" draw:layer="layout" svg:width="5.6cm" svg:height="5.6cm" svg:x="13.917cm" svg:y="20.3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161cm" svg:height="4.161cm" draw:transform="rotate (-1.5707963267949) translate (18.798cm 21.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5.6cm" svg:height="5.6cm" svg:x="13.785cm" svg:y="14.13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234cm" svg:height="4.234cm" svg:x="14.568cm" svg:y="14.719cm">
          <text:p/>
          <draw:enhanced-geometry svg:viewBox="0 0 20590 20590" draw:mirror-vertical="tru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path draw:style-name="gr10" draw:text-style-name="P1" draw:layer="layout" svg:width="5.6cm" svg:height="5.6cm" svg:x="13.898cm" svg:y="7.69cm" svg:viewBox="0 0 5601 5601" svg:d="m0 0h5601v5601h-5601zm0 0zm5601 5601z">
          <text:p/>
        </draw:path>
        <draw:polygon draw:style-name="gr11" draw:text-style-name="P1" draw:layer="layout" svg:width="2.413cm" svg:height="3.394cm" svg:x="16.38cm" svg:y="8.794cm" svg:viewBox="0 0 2414 3395" draw:points="1718,0 1803,91 1884,187 1960,288 2031,391 2096,499 2155,609 2209,722 2256,839 2298,957 2333,1077 2362,1199 2384,1323 2401,1447 2411,1573 2414,1698 2411,1823 2401,1949 2384,2073 2362,2196 2333,2318 2297,2439 2255,2557 2208,2674 2154,2787 2094,2897 2029,3004 1959,3108 1882,3208 1801,3304 1715,3395 0,1696">
          <text:p/>
        </draw:polygon>
        <draw:polygon draw:style-name="gr12" draw:text-style-name="P1" draw:layer="layout" svg:width="2.1cm" svg:height="2.953cm" svg:x="16.271cm" svg:y="9.014cm" svg:viewBox="0 0 2101 2954" draw:points="1495,0 1569,80 1640,163 1706,250 1767,340 1824,433 1876,530 1923,629 1964,730 2000,833 2031,938 2056,1044 2076,1151 2090,1259 2098,1368 2101,1477 2098,1586 2090,1695 2075,1804 2056,1911 2030,2017 1999,2122 1963,2225 1922,2326 1875,2425 1824,2521 1766,2614 1705,2705 1638,2791 1568,2875 1493,2954 0,1476">
          <text:p/>
        </draw:polygon>
        <draw:polygon draw:style-name="gr11" draw:text-style-name="P1" draw:layer="layout" svg:width="1.596cm" svg:height="2.245cm" svg:x="16.382cm" svg:y="9.368cm" svg:viewBox="0 0 1597 2246" draw:points="1136,0 1193,61 1247,124 1297,190 1344,258 1387,330 1426,403 1462,478 1493,554 1520,633 1544,713 1563,793 1578,875 1589,957 1595,1040 1597,1123 1595,1206 1588,1289 1578,1372 1563,1453 1543,1534 1520,1614 1492,1692 1461,1768 1425,1843 1385,1916 1343,1987 1295,2056 1246,2122 1191,2185 1135,2246 0,1122">
          <text:p/>
        </draw:polygon>
        <draw:polygon draw:style-name="gr11" draw:text-style-name="P1" draw:layer="layout" svg:width="0cm" svg:height="0cm" svg:x="16.382cm" svg:y="8.232cm" svg:viewBox="0 0 0 0" draw:points="0,0">
          <text:p/>
        </draw:polygon>
        <draw:polygon draw:style-name="gr11" draw:text-style-name="P1" draw:layer="layout" svg:width="0cm" svg:height="0cm" svg:x="16.382cm" svg:y="12.75cm" svg:viewBox="0 0 0 0" draw:points="0,0">
          <text:p/>
        </draw:polygon>
        <draw:polygon draw:style-name="gr12" draw:text-style-name="P1" draw:layer="layout" svg:width="1.223cm" svg:height="1.721cm" svg:x="16.368cm" svg:y="9.629cm" svg:viewBox="0 0 1224 1722" draw:points="870,0 914,47 955,95 993,146 1030,199 1062,252 1092,308 1119,366 1144,425 1165,485 1183,546 1198,609 1209,671 1217,734 1223,798 1224,861 1223,925 1218,988 1209,1051 1198,1114 1182,1176 1165,1237 1143,1297 1119,1356 1092,1414 1061,1469 1029,1523 993,1576 955,1627 914,1675 870,1722 0,861">
          <text:p/>
        </draw:polygon>
        <draw:polygon draw:style-name="gr12" draw:text-style-name="P1" draw:layer="layout" svg:width="0cm" svg:height="0cm" svg:x="16.368cm" svg:y="8.759cm" svg:viewBox="0 0 0 0" draw:points="0,0">
          <text:p/>
        </draw:polygon>
        <draw:polygon draw:style-name="gr12" draw:text-style-name="P1" draw:layer="layout" svg:width="0cm" svg:height="0cm" svg:x="16.368cm" svg:y="12.221cm" svg:viewBox="0 0 0 0" draw:points="0,0">
          <text:p/>
        </draw:polygon>
        <draw:polygon draw:style-name="gr11" draw:text-style-name="P1" draw:layer="layout" svg:width="0.845cm" svg:height="1.188cm" svg:x="16.366cm" svg:y="9.895cm" svg:viewBox="0 0 846 1189" draw:points="602,0 632,32 660,66 687,100 711,136 734,175 755,213 774,253 791,293 805,335 817,377 828,420 836,463 841,507 844,551 846,595 844,639 841,682 836,726 828,769 817,812 805,854 791,896 774,936 755,977 734,1015 711,1053 687,1089 660,1124 632,1158 602,1189 0,595">
          <text:p/>
        </draw:polygon>
        <draw:polygon draw:style-name="gr11" draw:text-style-name="P1" draw:layer="layout" svg:width="0cm" svg:height="0cm" svg:x="16.366cm" svg:y="9.294cm" svg:viewBox="0 0 0 0" draw:points="0,0">
          <text:p/>
        </draw:polygon>
        <draw:polygon draw:style-name="gr11" draw:text-style-name="P1" draw:layer="layout" svg:width="0cm" svg:height="0cm" svg:x="16.366cm" svg:y="11.686cm" svg:viewBox="0 0 0 0" draw:points="0,0">
          <text:p/>
        </draw:polygon>
        <draw:polygon draw:style-name="gr12" draw:text-style-name="P1" draw:layer="layout" svg:width="0.488cm" svg:height="0.688cm" svg:x="16.361cm" svg:y="10.146cm" svg:viewBox="0 0 489 689" draw:points="349,0 366,18 383,38 398,58 412,79 426,101 437,124 448,146 458,170 467,194 474,218 480,243 484,268 488,293 489,319 489,344 489,370 488,395 484,420 480,445 474,470 467,494 458,518 448,542 437,565 426,588 412,610 398,631 383,651 366,670 349,689 0,344">
          <text:p/>
        </draw:polygon>
        <draw:polygon draw:style-name="gr12" draw:text-style-name="P1" draw:layer="layout" svg:width="0cm" svg:height="0cm" svg:x="16.361cm" svg:y="9.797cm" svg:viewBox="0 0 0 0" draw:points="0,0">
          <text:p/>
        </draw:polygon>
        <draw:polygon draw:style-name="gr12" draw:text-style-name="P1" draw:layer="layout" svg:width="0cm" svg:height="0cm" svg:x="16.361cm" svg:y="11.183cm" svg:viewBox="0 0 0 0" draw:points="0,0">
          <text:p/>
        </draw:polygon>
        <draw:polygon draw:style-name="gr13" draw:text-style-name="P1" draw:layer="layout" svg:width="1.781cm" svg:height="1.781cm" svg:x="14.594cm" svg:y="9.704cm" svg:viewBox="0 0 1782 1782" draw:points="891,0 984,4 1074,18 1161,39 1243,68 1321,105 1395,149 1463,199 1526,256 1583,319 1633,387 1677,461 1714,539 1743,621 1764,708 1778,798 1782,891 1778,984 1764,1074 1743,1161 1714,1243 1677,1321 1633,1395 1583,1463 1526,1526 1463,1583 1395,1633 1321,1677 1243,1714 1161,1743 1074,1764 984,1778 891,1782 798,1778 708,1764 621,1743 539,1714 461,1677 387,1633 319,1583 256,1526 199,1463 149,1395 105,1321 68,1243 39,1161 18,1074 4,984 0,891 4,798 18,708 39,621 68,539 105,461 149,387 199,319 256,256 319,199 387,149 461,105 539,68 621,39 708,18 798,4">
          <text:p/>
        </draw:polygon>
        <draw:polygon draw:style-name="gr13" draw:text-style-name="P1" draw:layer="layout" svg:width="0cm" svg:height="0cm" svg:x="14.594cm" svg:y="9.704cm" svg:viewBox="0 0 0 0" draw:points="0,0">
          <text:p/>
        </draw:polygon>
        <draw:polygon draw:style-name="gr13" draw:text-style-name="P1" draw:layer="layout" svg:width="0cm" svg:height="0cm" svg:x="16.377cm" svg:y="11.487cm" svg:viewBox="0 0 0 0" draw:points="0,0">
          <text:p/>
        </draw:polygon>
        <draw:custom-shape draw:style-name="gr1" draw:text-style-name="P1" draw:layer="layout" svg:width="5.6cm" svg:height="5.6cm" svg:x="13.69cm" svg:y="1.261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14" draw:text-style-name="P1" draw:layer="layout" svg:width="3.045cm" svg:height="2.324cm" svg:x="14.968cm" svg:y="3.703cm">
            <text:p/>
            <draw:enhanced-geometry svg:viewBox="0 0 21600 21600" draw:mirror-horizontal="false" draw:mirror-vertical="false" draw:path-stretchpoint-x="10800" draw:path-stretchpoint-y="10800" draw:text-areas="?f3 ?f4 ?f5 ?f6" draw:type="round-rectangle" draw:modifiers="1133.6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257cm" svg:height="2.257cm" svg:x="15.391cm" svg:y="2.096cm">
            <text:p/>
            <draw:enhanced-geometry svg:viewBox="0 0 21600 21600" draw:mirror-horizontal="false" draw:mirror-vertical="false" draw:type="block-arc" draw:modifiers="177.320346796687 6763.5193468137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1" draw:layer="layout" svg:width="0.409cm" svg:height="0.553cm" svg:x="15.398cm" svg:y="3.187cm">
            <text:p/>
            <draw:enhanced-geometry svg:viewBox="0 0 21600 21600" draw:mirror-horizontal="false" draw:mirror-vertical="false" draw:type="rectangle" draw:enhanced-path="M 0 0 L 21600 0 21600 21600 0 21600 0 0 Z N"/>
          </draw:custom-shape>
          <draw:custom-shape draw:style-name="gr3" draw:text-style-name="P1" draw:layer="layout" svg:width="0.419cm" svg:height="0.552cm" svg:x="17.225cm" svg:y="3.206cm">
            <text:p/>
            <draw:enhanced-geometry svg:viewBox="0 0 21600 21600" draw:mirror-horizontal="false" draw:mirror-vertical="false" draw:type="rectangle" draw:enhanced-path="M 0 0 L 21600 0 21600 21600 0 21600 0 0 Z N"/>
          </draw:custom-shape>
        </draw:g>
        <draw:custom-shape draw:style-name="gr5" draw:text-style-name="P1" draw:layer="layout" svg:width="2.339cm" svg:height="0.21cm" svg:x="15.314cm" svg:y="4.217cm">
          <text:p/>
          <draw:enhanced-geometry svg:viewBox="0 0 21600 21600" draw:type="rectangle" draw:enhanced-path="M 0 0 L 21600 0 21600 21600 0 21600 0 0 Z N"/>
        </draw:custom-shape>
        <draw:custom-shape draw:style-name="gr15" draw:text-style-name="P1" draw:layer="layout" svg:width="5.6cm" svg:height="5.6cm" svg:x="13.898cm" svg:y="7.69cm">
          <text:p/>
          <draw:enhanced-geometry svg:viewBox="0 0 21600 21600" draw:mirror-horizontal="false" draw:mirror-vertical="false" draw:glue-points="10800 0 0 10800 10800 21600 21600 10800" draw:type="flowchart-process" draw:enhanced-path="M 0 0 L 21600 0 21600 21600 0 21600 0 0 Z N"/>
        </draw:custom-shape>
        <draw:polygon draw:style-name="gr11" draw:text-style-name="P1" draw:layer="layout" svg:width="2.413cm" svg:height="3.394cm" svg:x="16.38cm" svg:y="8.794cm" svg:viewBox="0 0 2414 3395" draw:points="1718,0 1803,91 1884,187 1960,288 2031,391 2096,499 2155,609 2209,722 2256,839 2298,957 2333,1077 2362,1199 2384,1323 2401,1447 2411,1573 2414,1698 2411,1823 2401,1949 2384,2073 2362,2196 2333,2318 2297,2439 2255,2557 2208,2674 2154,2787 2094,2897 2029,3004 1959,3108 1882,3208 1801,3304 1715,3395 0,1696">
          <text:p/>
        </draw:polygon>
        <draw:polygon draw:style-name="gr12" draw:text-style-name="P1" draw:layer="layout" svg:width="2.1cm" svg:height="2.953cm" svg:x="16.271cm" svg:y="9.014cm" svg:viewBox="0 0 2101 2954" draw:points="1495,0 1569,80 1640,163 1706,250 1767,340 1824,433 1876,530 1923,629 1964,730 2000,833 2031,938 2056,1044 2076,1151 2090,1259 2098,1368 2101,1477 2098,1586 2090,1695 2075,1804 2056,1911 2030,2017 1999,2122 1963,2225 1922,2326 1875,2425 1824,2521 1766,2614 1705,2705 1638,2791 1568,2875 1493,2954 0,1476">
          <text:p/>
        </draw:polygon>
        <draw:polygon draw:style-name="gr11" draw:text-style-name="P1" draw:layer="layout" svg:width="1.596cm" svg:height="2.245cm" svg:x="16.382cm" svg:y="9.368cm" svg:viewBox="0 0 1597 2246" draw:points="1136,0 1193,61 1247,124 1297,190 1344,258 1387,330 1426,403 1462,478 1493,554 1520,633 1544,713 1563,793 1578,875 1589,957 1595,1040 1597,1123 1595,1206 1588,1289 1578,1372 1563,1453 1543,1534 1520,1614 1492,1692 1461,1768 1425,1843 1385,1916 1343,1987 1295,2056 1246,2122 1191,2185 1135,2246 0,1122">
          <text:p/>
        </draw:polygon>
        <draw:polygon draw:style-name="gr11" draw:text-style-name="P1" draw:layer="layout" svg:width="0cm" svg:height="0cm" svg:x="16.382cm" svg:y="8.232cm" svg:viewBox="0 0 0 0" draw:points="0,0">
          <text:p/>
        </draw:polygon>
        <draw:polygon draw:style-name="gr11" draw:text-style-name="P1" draw:layer="layout" svg:width="0cm" svg:height="0cm" svg:x="16.382cm" svg:y="12.75cm" svg:viewBox="0 0 0 0" draw:points="0,0">
          <text:p/>
        </draw:polygon>
        <draw:polygon draw:style-name="gr12" draw:text-style-name="P1" draw:layer="layout" svg:width="1.223cm" svg:height="1.721cm" svg:x="16.368cm" svg:y="9.629cm" svg:viewBox="0 0 1224 1722" draw:points="870,0 914,47 955,95 993,146 1030,199 1062,252 1092,308 1119,366 1144,425 1165,485 1183,546 1198,609 1209,671 1217,734 1223,798 1224,861 1223,925 1218,988 1209,1051 1198,1114 1182,1176 1165,1237 1143,1297 1119,1356 1092,1414 1061,1469 1029,1523 993,1576 955,1627 914,1675 870,1722 0,861">
          <text:p/>
        </draw:polygon>
        <draw:polygon draw:style-name="gr12" draw:text-style-name="P1" draw:layer="layout" svg:width="0cm" svg:height="0cm" svg:x="16.368cm" svg:y="8.759cm" svg:viewBox="0 0 0 0" draw:points="0,0">
          <text:p/>
        </draw:polygon>
        <draw:polygon draw:style-name="gr12" draw:text-style-name="P1" draw:layer="layout" svg:width="0cm" svg:height="0cm" svg:x="16.368cm" svg:y="12.221cm" svg:viewBox="0 0 0 0" draw:points="0,0">
          <text:p/>
        </draw:polygon>
        <draw:polygon draw:style-name="gr11" draw:text-style-name="P1" draw:layer="layout" svg:width="0.845cm" svg:height="1.188cm" svg:x="16.366cm" svg:y="9.895cm" svg:viewBox="0 0 846 1189" draw:points="602,0 632,32 660,66 687,100 711,136 734,175 755,213 774,253 791,293 805,335 817,377 828,420 836,463 841,507 844,551 846,595 844,639 841,682 836,726 828,769 817,812 805,854 791,896 774,936 755,977 734,1015 711,1053 687,1089 660,1124 632,1158 602,1189 0,595">
          <text:p/>
        </draw:polygon>
        <draw:polygon draw:style-name="gr11" draw:text-style-name="P1" draw:layer="layout" svg:width="0cm" svg:height="0cm" svg:x="16.366cm" svg:y="9.294cm" svg:viewBox="0 0 0 0" draw:points="0,0">
          <text:p/>
        </draw:polygon>
        <draw:polygon draw:style-name="gr11" draw:text-style-name="P1" draw:layer="layout" svg:width="0cm" svg:height="0cm" svg:x="16.366cm" svg:y="11.686cm" svg:viewBox="0 0 0 0" draw:points="0,0">
          <text:p/>
        </draw:polygon>
        <draw:polygon draw:style-name="gr12" draw:text-style-name="P1" draw:layer="layout" svg:width="0.488cm" svg:height="0.688cm" svg:x="16.361cm" svg:y="10.146cm" svg:viewBox="0 0 489 689" draw:points="349,0 366,18 383,38 398,58 412,79 426,101 437,124 448,146 458,170 467,194 474,218 480,243 484,268 488,293 489,319 489,344 489,370 488,395 484,420 480,445 474,470 467,494 458,518 448,542 437,565 426,588 412,610 398,631 383,651 366,670 349,689 0,344">
          <text:p/>
        </draw:polygon>
        <draw:polygon draw:style-name="gr12" draw:text-style-name="P1" draw:layer="layout" svg:width="0cm" svg:height="0cm" svg:x="16.361cm" svg:y="9.797cm" svg:viewBox="0 0 0 0" draw:points="0,0">
          <text:p/>
        </draw:polygon>
        <draw:polygon draw:style-name="gr12" draw:text-style-name="P1" draw:layer="layout" svg:width="0cm" svg:height="0cm" svg:x="16.361cm" svg:y="11.183cm" svg:viewBox="0 0 0 0" draw:points="0,0">
          <text:p/>
        </draw:polygon>
        <draw:custom-shape draw:style-name="gr3" draw:text-style-name="P1" draw:layer="layout" svg:width="1.782cm" svg:height="1.782cm" svg:x="14.594cm" svg:y="9.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5.6cm" svg:height="5.6cm" svg:x="22.053cm" svg:y="7.6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 draw:layer="layout" svg:width="4.828cm" svg:height="4.828cm" draw:transform="rotate (-0.785398163397449) translate (24.535cm 7.076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6" draw:text-style-name="P1" draw:layer="layout" svg:width="4.201cm" svg:height="4.201cm" draw:transform="rotate (-0.785398163397448) translate (24.426cm 7.52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 draw:text-style-name="P1" draw:layer="layout" svg:width="3.194cm" svg:height="3.194cm" draw:transform="rotate (-0.785398163397448) translate (24.537cm 8.232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6" draw:text-style-name="P1" draw:layer="layout" svg:width="2.447cm" svg:height="2.447cm" draw:transform="rotate (-0.785398163397448) translate (24.523cm 8.76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 draw:text-style-name="P1" draw:layer="layout" svg:width="1.691cm" svg:height="1.691cm" draw:transform="rotate (-0.785398163397449) translate (24.521cm 9.295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6" draw:text-style-name="P1" draw:layer="layout" svg:width="0.979cm" svg:height="0.979cm" draw:transform="rotate (-0.785398163397448) translate (24.516cm 9.798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 draw:text-style-name="P1" draw:layer="layout" svg:width="1.782cm" svg:height="1.782cm" svg:x="22.749cm" svg:y="9.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5.6cm" svg:height="5.6cm" svg:x="22.053cm" svg:y="7.6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 draw:layer="layout" svg:width="4.828cm" svg:height="4.828cm" draw:transform="rotate (-0.785398163397449) translate (24.535cm 7.076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6" draw:text-style-name="P1" draw:layer="layout" svg:width="4.201cm" svg:height="4.201cm" draw:transform="rotate (-0.785398163397448) translate (24.426cm 7.52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 draw:text-style-name="P1" draw:layer="layout" svg:width="3.194cm" svg:height="3.194cm" draw:transform="rotate (-0.785398163397448) translate (24.537cm 8.232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6" draw:text-style-name="P1" draw:layer="layout" svg:width="2.447cm" svg:height="2.447cm" draw:transform="rotate (-0.785398163397448) translate (24.523cm 8.76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 draw:text-style-name="P1" draw:layer="layout" svg:width="1.691cm" svg:height="1.691cm" draw:transform="rotate (-0.785398163397449) translate (24.521cm 9.295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6" draw:text-style-name="P1" draw:layer="layout" svg:width="0.979cm" svg:height="0.979cm" draw:transform="rotate (-0.785398163397448) translate (24.516cm 9.798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 draw:text-style-name="P1" draw:layer="layout" svg:width="1.782cm" svg:height="1.782cm" svg:x="22.749cm" svg:y="9.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782cm" svg:height="2.782cm" svg:x="3.529cm" svg:y="8.3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1" draw:layer="layout" svg:width="2.782cm" svg:height="2.782cm" svg:x="3.129cm" svg:y="8.7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1" draw:layer="layout" svg:width="2.782cm" svg:height="2.782cm" svg:x="2.729cm" svg:y="9.1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1" draw:layer="layout" svg:width="2.782cm" svg:height="2.782cm" svg:x="2.329cm" svg:y="9.5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1" draw:layer="layout" svg:width="2.782cm" svg:height="2.782cm" svg:x="1.929cm" svg:y="9.9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 draw:text-style-name="P1" draw:layer="layout" svg:width="2.339cm" svg:height="0.21cm" svg:x="15.315cm" svg:y="4.817cm">
          <text:p/>
          <draw:enhanced-geometry svg:viewBox="0 0 21600 21600" draw:type="rectangle" draw:enhanced-path="M 0 0 L 21600 0 21600 21600 0 21600 0 0 Z N"/>
        </draw:custom-shape>
        <draw:custom-shape draw:style-name="gr5" draw:text-style-name="P1" draw:layer="layout" svg:width="2.339cm" svg:height="0.21cm" svg:x="15.315cm" svg:y="5.417cm">
          <text:p/>
          <draw:enhanced-geometry svg:viewBox="0 0 21600 21600" draw:type="rectangle" draw:enhanced-path="M 0 0 L 21600 0 21600 21600 0 21600 0 0 Z N"/>
        </draw:custom-shape>
      </draw:page>
      <draw:page draw:name="page2" draw:style-name="dp1" draw:master-page-name="Standard">
        <draw:custom-shape draw:style-name="gr2" draw:text-style-name="P1" draw:layer="layout" svg:width="5.6cm" svg:height="5.6cm" svg:x="13.796cm" svg:y="13.711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5.6cm" svg:height="5.6cm" svg:x="1.723cm" svg:y="1.5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093cm" svg:height="4.093cm" svg:x="2.477cm" svg:y="2.334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7" draw:text-style-name="P1" draw:layer="layout" svg:x1="6.971cm" svg:y1="3.068cm" svg:x2="2.051cm" svg:y2="3.068cm">
          <text:p/>
        </draw:line>
        <draw:custom-shape draw:style-name="gr2" draw:text-style-name="P1" draw:layer="layout" svg:width="5.6cm" svg:height="5.6cm" svg:x="7.7cm" svg:y="1.621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7" draw:text-style-name="P1" draw:layer="layout" svg:x1="12.948cm" svg:y1="4.251cm" svg:x2="8.028cm" svg:y2="4.251cm">
          <text:p/>
        </draw:line>
        <draw:custom-shape draw:style-name="gr3" draw:text-style-name="P1" draw:layer="layout" svg:width="1.782cm" svg:height="1.782cm" svg:x="9.609cm" svg:y="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8" draw:text-style-name="P1" draw:layer="layout" svg:width="4.389cm" svg:height="1.251cm" draw:transform="rotate (-0.0155334303427506) translate (8.26098834401642cm 2.47698101298835cm)" svg:viewBox="0 0 4390 1252" svg:d="m4119 1155c-670-393-1944-1427-3943 97-59-170-117-339-176-509 2175-1309 3155-608 4390-20-90 144-181 288-271 432z">
          <text:p/>
        </draw:path>
        <draw:path draw:style-name="gr18" draw:text-style-name="P1" draw:layer="layout" svg:width="4.389cm" svg:height="1.251cm" draw:transform="rotate (3.1401963901882) translate (12.6575188683448cm 6.36595973863629cm)" svg:viewBox="0 0 4390 1252" svg:d="m4119 1155c-670-393-1944-1427-3943 97-59-170-117-339-176-509 2175-1309 3155-608 4390-20-90 144-181 288-271 432z">
          <text:p/>
        </draw:path>
        <draw:custom-shape draw:style-name="gr2" draw:text-style-name="P1" draw:layer="layout" svg:width="5.6cm" svg:height="5.6cm" svg:x="7.687cm" svg:y="7.63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 draw:layer="layout" svg:width="4.221cm" svg:height="4.221cm" svg:x="8.377cm" svg:y="8.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3.688cm" svg:height="3.688cm" svg:x="8.643cm" svg:y="8.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921cm" svg:height="1.921cm" svg:x="9.527cm" svg:y="9.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411cm" svg:height="1.411cm" svg:x="9.782cm" svg:y="9.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5.6cm" svg:height="5.6cm" svg:x="1.725cm" svg:y="7.677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19" draw:text-style-name="P1" draw:layer="layout" svg:width="3.425cm" svg:height="3.425cm" svg:x="3.213cm" svg:y="8.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3.429cm" svg:y="8.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559cm" svg:height="1.559cm" svg:x="4.146cm" svg:y="9.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145cm" svg:height="1.145cm" svg:x="4.353cm" svg:y="9.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1" draw:layer="layout" svg:width="3.425cm" svg:height="3.425cm" svg:x="2.813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3.029cm" svg:y="8.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559cm" svg:height="1.559cm" svg:x="3.746cm" svg:y="9.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145cm" svg:height="1.145cm" svg:x="3.953cm" svg:y="9.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1" draw:layer="layout" svg:width="3.425cm" svg:height="3.425cm" svg:x="2.413cm" svg:y="9.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2.629cm" svg:y="9.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559cm" svg:height="1.559cm" svg:x="3.346cm" svg:y="1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145cm" svg:height="1.145cm" svg:x="3.553cm" svg:y="10.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0" draw:text-style-name="P1" draw:layer="layout" svg:width="3.619cm" svg:height="2.391cm" svg:x="2.716cm" svg:y="3.67cm">
          <draw:image xlink:href="Pictures/10000000000000AB000000713A580408.png" xlink:type="simple" xlink:show="embed" xlink:actuate="onLoad">
            <text:p/>
          </draw:image>
        </draw:frame>
        <draw:custom-shape draw:style-name="gr2" draw:text-style-name="P1" draw:layer="layout" svg:width="5.6cm" svg:height="5.6cm" svg:x="13.75cm" svg:y="1.62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7" draw:text-style-name="P1" draw:layer="layout" svg:x1="18.998cm" svg:y1="4.25cm" svg:x2="14.078cm" svg:y2="4.25cm">
          <text:p/>
        </draw:line>
        <draw:custom-shape draw:style-name="gr3" draw:text-style-name="P1" draw:layer="layout" svg:width="0.947cm" svg:height="3.214cm" draw:transform="rotate (-0.785398163397449) translate (17.748cm 2.619cm)">
          <text:p/>
          <draw:enhanced-geometry svg:viewBox="0 0 21600 21600" draw:mirror-horizontal="false" draw:mirror-vertical="false" draw:type="rectangle" draw:enhanced-path="M 0 0 L 21600 0 21600 21600 0 21600 0 0 Z N"/>
        </draw:custom-shape>
        <draw:custom-shape draw:style-name="gr3" draw:text-style-name="P1" draw:layer="layout" svg:width="0.945cm" svg:height="0.43cm" draw:transform="rotate (-0.785398163397449) translate (18.092cm 2.272cm)">
          <text:p/>
          <draw:enhanced-geometry svg:viewBox="0 0 21600 21600" draw:mirror-horizontal="false" draw:mirror-vertical="false" draw:type="rectangle" draw:enhanced-path="M 0 0 L 21600 0 21600 21600 0 21600 0 0 Z N"/>
        </draw:custom-shape>
        <draw:custom-shape draw:style-name="gr3" draw:text-style-name="P1" draw:layer="layout" svg:width="0.931cm" svg:height="1.172cm" draw:transform="rotate (2.35619449019234) translate (15.269cm 6.44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7" draw:text-style-name="P1" draw:layer="layout" svg:width="4.319cm" svg:height="1.798cm" draw:transform="rotate (-0.461639587152501) translate (14.9656054329871cm 4.50153507449788cm)" svg:viewBox="0 0 4320 1799" svg:d="m0 1616c578 369 932 180 1828-554s1225-1171 2492-1038">
          <text:p/>
        </draw:path>
        <draw:custom-shape draw:style-name="gr2" draw:text-style-name="P1" draw:layer="layout" svg:width="5.6cm" svg:height="5.6cm" svg:x="7.687cm" svg:y="13.66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5.6cm" svg:height="5.6cm" svg:x="1.753cm" svg:y="13.58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5.6cm" svg:height="5.6cm" svg:x="13.823cm" svg:y="7.62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 draw:layer="layout" svg:width="4.221cm" svg:height="4.221cm" svg:x="14.513cm" svg:y="8.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3.688cm" svg:height="3.688cm" svg:x="14.781cm" svg:y="8.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921cm" svg:height="1.921cm" svg:x="15.663cm" svg:y="9.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411cm" svg:height="1.411cm" svg:x="15.918cm" svg:y="9.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216cm" svg:height="1.231cm" svg:x="14.072cm" svg:y="9.884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1.216cm" svg:height="1.228cm" svg:x="17.955cm" svg:y="9.744cm">
          <text:p/>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 draw:layer="layout" svg:width="1.086cm" svg:height="1.086cm" svg:x="14.136cm" svg:y="9.886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 draw:layer="layout" svg:width="1.086cm" svg:height="1.086cm" svg:x="18.022cm" svg:y="9.886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2" draw:text-style-name="P1" draw:layer="layout" svg:width="1.936cm" svg:height="1.925cm" svg:x="5.049cm" svg:y="14.02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5.171cm" svg:y="14.14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881cm" svg:height="0.876cm" svg:x="5.577cm" svg:y="14.549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46cm" svg:height="0.642cm" svg:x="5.694cm" svg:y="14.66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935cm" svg:height="1.925cm" svg:x="2.041cm" svg:y="14.07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2.162cm" svg:y="14.19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881cm" svg:height="0.875cm" svg:x="2.568cm" svg:y="14.59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47cm" svg:height="0.643cm" svg:x="2.685cm" svg:y="14.71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4.074cm" svg:y1="17.051cm" svg:x2="3.483cm" svg:y2="15.925cm">
            <text:p/>
          </draw:line>
          <draw:line draw:style-name="gr24" draw:text-style-name="P1" draw:layer="layout" svg:x1="4.873cm" svg:y1="17.051cm" svg:x2="5.532cm" svg:y2="15.891cm">
            <text:p/>
          </draw:line>
          <draw:g>
            <draw:custom-shape draw:style-name="gr19" draw:text-style-name="P1" draw:layer="layout" svg:width="1.934cm" svg:height="1.925cm" svg:x="3.488cm" svg:y="16.82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1cm" svg:height="1.682cm" svg:x="3.609cm" svg:y="16.94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8cm" svg:height="0.876cm" svg:x="4.015cm" svg:y="17.35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45cm" svg:height="0.643cm" svg:x="4.132cm" svg:y="17.46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g>
        </draw:g>
        <draw:g>
          <draw:line draw:style-name="gr25" draw:text-style-name="P1" draw:layer="layout" svg:x1="9.982cm" svg:y1="15.928cm" svg:x2="9.457cm" svg:y2="16.928cm">
            <text:p/>
          </draw:line>
          <draw:line draw:style-name="gr25" draw:text-style-name="P1" draw:layer="layout" svg:x1="10.919cm" svg:y1="15.929cm" svg:x2="11.506cm" svg:y2="16.962cm">
            <text:p/>
          </draw:line>
          <draw:g>
            <draw:custom-shape draw:style-name="gr19" draw:text-style-name="P1" draw:layer="layout" svg:width="1.934cm" svg:height="1.925cm" svg:x="9.462cm" svg:y="14.099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1cm" svg:height="1.682cm" svg:x="9.583cm" svg:y="14.224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8cm" svg:height="0.876cm" svg:x="9.989cm" svg:y="14.626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45cm" svg:height="0.643cm" svg:x="10.106cm" svg:y="14.74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g>
          <draw:custom-shape draw:style-name="gr22" draw:text-style-name="P1" draw:layer="layout" svg:width="1.936cm" svg:height="1.925cm" svg:x="11.023cm" svg:y="16.9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11.145cm" svg:y="17.02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881cm" svg:height="0.876cm" svg:x="11.551cm" svg:y="17.428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46cm" svg:height="0.642cm" svg:x="11.668cm" svg:y="17.54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935cm" svg:height="1.925cm" svg:x="8.015cm" svg:y="16.854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8.136cm" svg:y="16.979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881cm" svg:height="0.875cm" svg:x="8.542cm" svg:y="17.379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47cm" svg:height="0.643cm" svg:x="8.659cm" svg:y="17.49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g>
        <draw:g>
          <draw:line draw:style-name="gr26" draw:text-style-name="P1" draw:layer="layout" svg:x1="17.245cm" svg:y1="16.932cm" svg:x2="15.2cm" svg:y2="15.06cm">
            <text:p/>
          </draw:line>
          <draw:g>
            <draw:custom-shape draw:style-name="gr19" draw:text-style-name="P1" draw:layer="layout" svg:width="2.832cm" svg:height="2.82cm" svg:x="16.228cm" svg:y="15.969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478cm" svg:height="2.463cm" svg:x="16.405cm" svg:y="16.144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288cm" svg:height="1.281cm" svg:x="17cm" svg:y="16.737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945cm" svg:height="0.942cm" svg:x="17.171cm" svg:y="16.909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22" draw:text-style-name="P1" draw:layer="layout" svg:width="2.147cm" svg:height="2.135cm" svg:x="14.191cm" svg:y="14.11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877cm" svg:height="1.865cm" svg:x="14.326cm" svg:y="14.243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977cm" svg:height="0.971cm" svg:x="14.775cm" svg:y="14.69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717cm" svg:height="0.712cm" svg:x="14.906cm" svg:y="14.82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Mein_20_Blau" draw:display-name="Mein Blau" draw:style="linear" draw:start-color="#83caff" draw:end-color="#729fcf" draw:start-intensity="100%" draw:end-intensity="100%" draw:angle="0" draw:border="0%"/>
    <draw:marker draw:name="Arrow" svg:viewBox="0 0 20 30" svg:d="m10 0-10 30h20z"/>
    <draw:marker draw:name="Linienende_20_2" draw:display-name="Linienende 2" svg:viewBox="0 0 1321 3493" svg:d="m1321 3493h-1321l702-3493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2-18T00:03:03.87</meta:creation-date>
    <dc:date>2013-02-22T01:36:29.58</dc:date>
    <meta:editing-duration>PT27M47S</meta:editing-duration>
    <meta:editing-cycles>25</meta:editing-cycles>
    <meta:generator>LibreOffice/4.0.0.3$Windows_x86 LibreOffice_project/7545bee9c2a0782548772a21bc84a9dcc583b89</meta:generator>
    <dc:creator>Tobias Beer</dc:creator>
    <meta:document-statistic meta:object-count="199"/>
  </office:meta>
</office:document-meta>
</file>